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24c68" officeooo:paragraph-rsid="00124c68"/>
    </style:style>
    <style:style style:name="P2" style:family="paragraph" style:parent-style-name="Standard">
      <style:text-properties officeooo:rsid="00124c68" officeooo:paragraph-rsid="001550cb"/>
    </style:style>
    <style:style style:name="P3" style:family="paragraph" style:parent-style-name="Standard">
      <style:text-properties officeooo:rsid="0013b446" officeooo:paragraph-rsid="0013b446"/>
    </style:style>
    <style:style style:name="P4" style:family="paragraph" style:parent-style-name="Standard">
      <style:text-properties officeooo:rsid="00175feb" officeooo:paragraph-rsid="00175feb"/>
    </style:style>
    <style:style style:name="P5" style:family="paragraph" style:parent-style-name="Standard">
      <style:text-properties officeooo:rsid="001b7f44" officeooo:paragraph-rsid="001b7f44"/>
    </style:style>
    <style:style style:name="P6" style:family="paragraph" style:parent-style-name="Standard">
      <style:text-properties officeooo:rsid="001e261d" officeooo:paragraph-rsid="001e261d"/>
    </style:style>
    <style:style style:name="P7" style:family="paragraph" style:parent-style-name="Standard">
      <style:paragraph-properties fo:break-before="page"/>
      <style:text-properties officeooo:rsid="001b7f44" officeooo:paragraph-rsid="001b7f44"/>
    </style:style>
    <style:style style:name="P8" style:family="paragraph" style:parent-style-name="Standard">
      <style:paragraph-properties fo:break-before="column"/>
      <style:text-properties officeooo:rsid="001e261d" officeooo:paragraph-rsid="001e261d"/>
    </style:style>
    <style:style style:name="P9" style:family="paragraph" style:parent-style-name="Standard">
      <style:paragraph-properties fo:break-before="column"/>
      <style:text-properties officeooo:rsid="001b7f44" officeooo:paragraph-rsid="001b7f44"/>
    </style:style>
    <style:style style:name="T1" style:family="text">
      <style:text-properties officeooo:rsid="001b7f44"/>
    </style:style>
    <style:style style:name="T2" style:family="text">
      <style:text-properties fo:font-style="italic"/>
    </style:style>
    <style:style style:name="T3" style:family="text">
      <style:text-properties officeooo:rsid="001d60c1"/>
    </style:style>
    <style:style style:name="T4" style:family="text">
      <style:text-properties officeooo:rsid="001e261d"/>
    </style:style>
    <style:style style:name="fr1" style:family="graphic" style:parent-style-name="OLE">
      <style:graphic-properties style:vertical-pos="from-top" style:vertical-rel="paragraph" style:horizontal-pos="from-left" style:horizontal-rel="paragraph" fo:padding="0.0193in" fo:border="0.99pt solid #000000" draw:ole-draw-aspect="1"/>
    </style:style>
    <style:style style:name="fr2" style:family="graphic" style:parent-style-name="OLE">
      <style:graphic-properties style:run-through="foreground" style:wrap="none" style:vertical-pos="from-top" style:vertical-rel="paragraph" style:horizontal-pos="from-left" style:horizontal-rel="paragraph" fo:padding="0.0193in" fo:border="0.99pt solid #0000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4 Report</text:p>
      <text:p text:style-name="P2"/>
      <text:p text:style-name="P4">For this lab, heap sorts, two way merge sorts, three way merge sorts, and natural merge sorts were compared against various data sets of integers. The data files consisted of text files containing a list of numbers separated by white space. These data files were then read into a linked list character by character so that files of any size could be processed. Numbers in the linked list were separated by the special character ‘@’ to make converting the linked list of single characters into an integer array. The integer array was then passed to various sorting algorithms to gather statistics on the sort including number of exchanges, compares, and time it took the sort to execute. <text:span text:style-name="T1">The sort code was taken from various sources listed at the end of the report. </text:span><text:span text:style-name="T3">All sorts implement recursive solutions except for the natural merge. Interestingly enough it was the only sort sensitive to sort order. Natural merge fared </text:span><text:span text:style-name="T4">significantly better when processing already sorted data relative to the other sorts. Heap sorts and N-way merge sorts are not sensitive to data order.</text:span></text:p>
      <text:p text:style-name="P4"/>
      <text:p text:style-name="P6">The following charts were created using data files ranging from size 50-20000 on random, ascending, reverse, and duplicate data to summarize statistical data gathered:</text:p>
      <text:p text:style-name="P6"/>
      <text:p text:style-name="P6"><draw:frame draw:style-name="fr1" draw:name="Object1" text:anchor-type="char" svg:x="0.3134in" svg:y="0.0602in" svg:width="6.2992in" svg:height="3.5429in" draw:z-index="0"><draw:object xlink:href="./Object 1" xlink:type="simple" xlink:show="embed" xlink:actuate="onLoad"/><draw:image xlink:href="./ObjectReplacements/Object 1" xlink:type="simple" xlink:show="embed" xlink:actuate="onLoad"/><svg:desc>chart</svg:desc></draw:frame></text:p>
      <text:p text:style-name="P6"><draw:frame draw:style-name="fr2" draw:name="Object2" text:anchor-type="char" svg:x="0.3134in" svg:y="0.2398in" svg:width="6.2984in" svg:height="3.5453in" draw:z-index="1"><draw:object xlink:href="./Object 2" xlink:type="simple" xlink:show="embed" xlink:actuate="onLoad"/><draw:image xlink:href="./ObjectReplacements/Object 2" xlink:type="simple" xlink:show="embed" xlink:actuate="onLoad"/><svg:desc>chart</svg:desc></draw:frame></text:p>
      <text:p text:style-name="P8"><draw:frame draw:style-name="fr2" draw:name="Object3" text:anchor-type="char" svg:x="0.278in" svg:y="0.0209in" svg:width="6.2984in" svg:height="3.5453in" draw:z-index="2"><draw:object xlink:href="./Object 3" xlink:type="simple" xlink:show="embed" xlink:actuate="onLoad"/><draw:image xlink:href="./ObjectReplacements/Object 3" xlink:type="simple" xlink:show="embed" xlink:actuate="onLoad"/><svg:desc>chart</svg:desc></draw:frame><text:soft-page-break/><text:line-break/><text:line-break/><draw:frame draw:style-name="fr1" draw:name="Object4" text:anchor-type="char" svg:x="0.2839in" svg:y="3.739in" svg:width="6.2992in" svg:height="3.5429in" draw:z-index="3"><draw:object xlink:href="./Object 4" xlink:type="simple" xlink:show="embed" xlink:actuate="onLoad"/><draw:image xlink:href="./ObjectReplacements/Object 4" xlink:type="simple" xlink:show="embed" xlink:actuate="onLoad"/><svg:desc>chart</svg:desc></draw:frame></text:p>
      <text:p text:style-name="P7"><draw:frame draw:style-name="fr1" draw:name="Object5" text:anchor-type="char" svg:x="0.2902in" svg:y="0.0165in" svg:width="6.2984in" svg:height="3.5453in" draw:z-index="4"><draw:object xlink:href="./Object 5" xlink:type="simple" xlink:show="embed" xlink:actuate="onLoad"/><draw:image xlink:href="./ObjectReplacements/Object 5" xlink:type="simple" xlink:show="embed" xlink:actuate="onLoad"/><svg:desc>chart</svg:desc></draw:frame></text:p>
      <text:p text:style-name="P9"><draw:frame draw:style-name="fr1" draw:name="Object6" text:anchor-type="char" svg:x="0.2339in" svg:y="0.8138in" svg:width="6.2984in" svg:height="3.5453in" draw:z-index="5"><draw:object xlink:href="./Object 6" xlink:type="simple" xlink:show="embed" xlink:actuate="onLoad"/><draw:image xlink:href="./ObjectReplacements/Object 6" xlink:type="simple" xlink:show="embed" xlink:actuate="onLoad"/><svg:desc>chart</svg:desc></draw:frame></text:p>
      <text:p text:style-name="P7"><draw:frame draw:style-name="fr1" draw:name="Object7" text:anchor-type="char" svg:x="0.3626in" svg:y="-0.0437in" svg:width="6.2992in" svg:height="3.5429in" draw:z-index="6"><draw:object xlink:href="./Object 7" xlink:type="simple" xlink:show="embed" xlink:actuate="onLoad"/><draw:image xlink:href="./ObjectReplacements/Object 7" xlink:type="simple" xlink:show="embed" xlink:actuate="onLoad"/><svg:desc>chart</svg:desc></draw:frame></text:p>
      <text:p text:style-name="P5"/>
      <text:p text:style-name="P5"><draw:frame draw:style-name="fr1" draw:name="Object8" text:anchor-type="char" svg:x="0.3008in" svg:y="0.1598in" svg:width="6.2984in" svg:height="3.5453in" draw:z-index="7"><draw:object xlink:href="./Object 8" xlink:type="simple" xlink:show="embed" xlink:actuate="onLoad"/><draw:image xlink:href="./ObjectReplacements/Object 8" xlink:type="simple" xlink:show="embed" xlink:actuate="onLoad"/><svg:desc>chart</svg:desc></draw:frame></text:p>
      <text:p text:style-name="P5"/>
      <text:p text:style-name="P7"><draw:frame draw:style-name="fr1" draw:name="Object9" text:anchor-type="char" svg:x="0.3634in" svg:y="0.1374in" svg:width="6.2984in" svg:height="3.5453in" draw:z-index="8"><draw:object xlink:href="./Object 9" xlink:type="simple" xlink:show="embed" xlink:actuate="onLoad"/><draw:image xlink:href="./ObjectReplacements/Object 9" xlink:type="simple" xlink:show="embed" xlink:actuate="onLoad"/><svg:desc>chart</svg:desc></draw:frame></text:p>
      <text:p text:style-name="P5"/>
      <text:p text:style-name="P5"/>
      <text:p text:style-name="P5"/>
      <text:p text:style-name="P5"/>
      <text:p text:style-name="P5"><draw:frame draw:style-name="fr1" draw:name="Object10" text:anchor-type="char" svg:x="0.2799in" svg:y="0.1752in" svg:width="6.2992in" svg:height="3.5429in" draw:z-index="9"><draw:object xlink:href="./Object 10" xlink:type="simple" xlink:show="embed" xlink:actuate="onLoad"/><draw:image xlink:href="./ObjectReplacements/Object 10" xlink:type="simple" xlink:show="embed" xlink:actuate="onLoad"/><svg:desc>chart</svg:desc></draw:frame></text:p>
      <text:p text:style-name="P5"/>
      <text:p text:style-name="P5"/>
      <text:p text:style-name="P7"><draw:frame draw:style-name="fr1" draw:name="Object11" text:anchor-type="char" svg:x="0.2799in" svg:y="0.0661in" svg:width="6.2984in" svg:height="3.5453in" draw:z-index="10"><draw:object xlink:href="./Object 11" xlink:type="simple" xlink:show="embed" xlink:actuate="onLoad"/><draw:image xlink:href="./ObjectReplacements/Object 11" xlink:type="simple" xlink:show="embed" xlink:actuate="onLoad"/><svg:desc>chart</svg:desc></draw:frame></text:p>
      <text:p text:style-name="P5"/>
      <text:p text:style-name="P5"/>
      <text:p text:style-name="P5"/>
      <text:p text:style-name="P5"/>
      <text:p text:style-name="P5"/>
      <text:p text:style-name="P5"><draw:frame draw:style-name="fr1" draw:name="Object12" text:anchor-type="char" svg:x="0.2465in" svg:y="0.1228in" svg:width="6.2984in" svg:height="3.5453in" draw:z-index="11"><draw:object xlink:href="./Object 12" xlink:type="simple" xlink:show="embed" xlink:actuate="onLoad"/><draw:image xlink:href="./ObjectReplacements/Object 12" xlink:type="simple" xlink:show="embed" xlink:actuate="onLoad"/><svg:desc>chart</svg:desc></draw:frame></text:p>
      <text:p text:style-name="P7">Sources:</text:p>
      <text:p text:style-name="P5"><text:tab/>Heap Sort</text:p>
      <text:p text:style-name="P5">Vivek, and Arpit Mandliya. “Heap Sort in Java.” <text:span text:style-name="T2">Java2Blog</text:span>, 11 Jan. 2021, java2blog.com/heap-sort-in-java/. </text:p>
      <text:p text:style-name="P5"><text:tab/>Two Way Merge Sort</text:p>
      <text:p text:style-name="P5">“Merge Sort.” <text:span text:style-name="T2">GeeksforGeeks</text:span>, 11 Feb. 2021, www.geeksforgeeks.org/merge-sort/.</text:p>
      <text:p text:style-name="P5"><text:tab/>Three Way Merge Sort</text:p>
      <text:p text:style-name="P5">“3-Way Merge Sort.” <text:span text:style-name="T2">GeeksforGeeks</text:span>, 20 Aug. 2019, www.geeksforgeeks.org/3-way-merge-sort/.</text:p>
      <text:p text:style-name="P5"><text:tab/>Natural Merge Sort</text:p>
      <text:p text:style-name="P5">adropintheoceanadropintheocean 6111 silver badge66 bronze badges, et al. “Java Natural Merge Sort Implementation.” <text:span text:style-name="T2">Stack Overflow</text:span>, 1 May 2016, stackoverflow.com/questions/37243200/java-natural-merge-sort-implementation.</text:p>
      <text:p text:style-name="P5"/>
      <text:p text:style-name="P4"/>
      <text:p text:style-name="P4"/>
      <text:p text:style-name="P2"/>
      <text:p text:style-name="P2"><text:line-break/></text:p>
      <text:p text:style-name="P1"/>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6T22:49:04.372049902</meta:creation-date>
    <dc:date>2021-04-27T18:20:12.854234997</dc:date>
    <meta:editing-duration>PT33M31S</meta:editing-duration>
    <meta:editing-cycles>10</meta:editing-cycles>
    <meta:generator>LibreOffice/7.0.4.2$Linux_X86_64 LibreOffice_project/00$Build-2</meta:generator>
    <meta:document-statistic meta:table-count="0" meta:image-count="0" meta:object-count="12" meta:page-count="7" meta:paragraph-count="14" meta:word-count="268" meta:character-count="1824" meta:non-whitespace-character-count="156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3cm" svg:height="8.829cm" xlink:href="." xlink:type="simple" chart:class="chart:scatter" chart:style-name="ch1">
        <chart:title svg:x="5.398cm" svg:y="0.312cm" chart:style-name="ch2">
          <text:p>Random Compares vs N</text:p>
        </chart:title>
        <chart:legend chart:legend-position="end" svg:x="13.699cm" svg:y="3.368cm" style:legend-expansion="high" chart:style-name="ch3"/>
        <chart:plot-area chart:style-name="ch4" chart:data-source-has-labels="both" svg:x="1.327cm" svg:y="1.267cm" svg:width="12.056cm" svg:height="6.405cm">
          <chart:coordinate-region svg:x="2.689cm" svg:y="1.466cm" svg:width="10.229cm" svg:height="5.559cm"/>
          <chart:axis chart:dimension="x" chart:name="primary-x" chart:style-name="ch5" chartooo:axis-type="auto">
            <chart:title svg:x="7.179cm" svg:y="7.848cm" chart:style-name="ch6">
              <text:p>N</text:p>
            </chart:title>
            <chart:categories table:cell-range-address="local-table.$A$2:.$A$8"/>
          </chart:axis>
          <chart:axis chart:dimension="y" chart:name="primary-y" chart:style-name="ch7">
            <chart:title svg:x="0.451cm" svg:y="5.28cm" chart:style-name="ch8">
              <text:p>Compar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1230">
                <text:p>1230</text:p>
              </table:table-cell>
              <table:table-cell office:value-type="float" office:value="676">
                <text:p>676</text:p>
              </table:table-cell>
              <table:table-cell office:value-type="float" office:value="796">
                <text:p>796</text:p>
              </table:table-cell>
              <table:table-cell office:value-type="float" office:value="1368">
                <text:p>1368</text:p>
              </table:table-cell>
            </table:table-row>
            <table:table-row>
              <table:table-cell office:value-type="string">
                <text:p>2</text:p>
              </table:table-cell>
              <table:table-cell office:value-type="float" office:value="500">
                <text:p>500</text:p>
              </table:table-cell>
              <table:table-cell office:value-type="float" office:value="8594">
                <text:p>8594</text:p>
              </table:table-cell>
              <table:table-cell office:value-type="float" office:value="4853">
                <text:p>4853</text:p>
              </table:table-cell>
              <table:table-cell office:value-type="float" office:value="5847">
                <text:p>5847</text:p>
              </table:table-cell>
              <table:table-cell office:value-type="float" office:value="12173">
                <text:p>12173</text:p>
              </table:table-cell>
            </table:table-row>
            <table:table-row>
              <table:table-cell office:value-type="string">
                <text:p>3</text:p>
              </table:table-cell>
              <table:table-cell office:value-type="float" office:value="1000">
                <text:p>1000</text:p>
              </table:table-cell>
              <table:table-cell office:value-type="float" office:value="19072">
                <text:p>19072</text:p>
              </table:table-cell>
              <table:table-cell office:value-type="float" office:value="10704">
                <text:p>10704</text:p>
              </table:table-cell>
              <table:table-cell office:value-type="float" office:value="12812">
                <text:p>12812</text:p>
              </table:table-cell>
              <table:table-cell office:value-type="float" office:value="27406">
                <text:p>27406</text:p>
              </table:table-cell>
            </table:table-row>
            <table:table-row>
              <table:table-cell office:value-type="string">
                <text:p>4</text:p>
              </table:table-cell>
              <table:table-cell office:value-type="float" office:value="2000">
                <text:p>2000</text:p>
              </table:table-cell>
              <table:table-cell office:value-type="float" office:value="42376">
                <text:p>42376</text:p>
              </table:table-cell>
              <table:table-cell office:value-type="float" office:value="23435">
                <text:p>23435</text:p>
              </table:table-cell>
              <table:table-cell office:value-type="float" office:value="28580">
                <text:p>28580</text:p>
              </table:table-cell>
              <table:table-cell office:value-type="float" office:value="60929">
                <text:p>60929</text:p>
              </table:table-cell>
            </table:table-row>
            <table:table-row>
              <table:table-cell office:value-type="string">
                <text:p>5</text:p>
              </table:table-cell>
              <table:table-cell office:value-type="float" office:value="5000">
                <text:p>5000</text:p>
              </table:table-cell>
              <table:table-cell office:value-type="float" office:value="119290">
                <text:p>119290</text:p>
              </table:table-cell>
              <table:table-cell office:value-type="float" office:value="65159">
                <text:p>65159</text:p>
              </table:table-cell>
              <table:table-cell office:value-type="float" office:value="79937">
                <text:p>79937</text:p>
              </table:table-cell>
              <table:table-cell office:value-type="float" office:value="178595">
                <text:p>178595</text:p>
              </table:table-cell>
            </table:table-row>
            <table:table-row>
              <table:table-cell office:value-type="string">
                <text:p>6</text:p>
              </table:table-cell>
              <table:table-cell office:value-type="float" office:value="10000">
                <text:p>10000</text:p>
              </table:table-cell>
              <table:table-cell office:value-type="float" office:value="258176">
                <text:p>258176</text:p>
              </table:table-cell>
              <table:table-cell office:value-type="float" office:value="140482">
                <text:p>140482</text:p>
              </table:table-cell>
              <table:table-cell office:value-type="float" office:value="169589">
                <text:p>169589</text:p>
              </table:table-cell>
              <table:table-cell office:value-type="float" office:value="387640">
                <text:p>387640</text:p>
              </table:table-cell>
            </table:table-row>
            <table:table-row>
              <table:table-cell office:value-type="string">
                <text:p>7</text:p>
              </table:table-cell>
              <table:table-cell office:value-type="float" office:value="20000">
                <text:p>20000</text:p>
              </table:table-cell>
              <table:table-cell office:value-type="float" office:value="556902">
                <text:p>556902</text:p>
              </table:table-cell>
              <table:table-cell office:value-type="float" office:value="300993">
                <text:p>300993</text:p>
              </table:table-cell>
              <table:table-cell office:value-type="float" office:value="368160">
                <text:p>368160</text:p>
              </table:table-cell>
              <table:table-cell office:value-type="float" office:value="834819">
                <text:p>83481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3cm" svg:height="8.829cm" xlink:href="." xlink:type="simple" chart:class="chart:scatter" chart:style-name="ch1">
        <chart:title svg:x="5.292cm" svg:y="0.312cm" chart:style-name="ch2">
          <text:p>Duplicate Compares vs N</text:p>
        </chart:title>
        <chart:legend chart:legend-position="end" svg:x="13.699cm" svg:y="3.368cm" style:legend-expansion="high" chart:style-name="ch3"/>
        <chart:plot-area chart:style-name="ch4" chart:data-source-has-labels="both" svg:x="1.327cm" svg:y="1.267cm" svg:width="12.056cm" svg:height="6.405cm">
          <chart:coordinate-region svg:x="2.689cm" svg:y="1.466cm" svg:width="10.229cm" svg:height="5.559cm"/>
          <chart:axis chart:dimension="x" chart:name="primary-x" chart:style-name="ch5" chartooo:axis-type="auto">
            <chart:title svg:x="7.179cm" svg:y="7.848cm" chart:style-name="ch6">
              <text:p>N</text:p>
            </chart:title>
            <chart:categories table:cell-range-address="local-table.$A$2:.$A$8"/>
          </chart:axis>
          <chart:axis chart:dimension="y" chart:name="primary-y" chart:style-name="ch7">
            <chart:title svg:x="0.451cm" svg:y="5.28cm" chart:style-name="ch8">
              <text:p>Compar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500">
                <text:p>500</text:p>
              </table:table-cell>
              <table:table-cell office:value-type="float" office:value="8564">
                <text:p>8564</text:p>
              </table:table-cell>
              <table:table-cell office:value-type="float" office:value="4841">
                <text:p>4841</text:p>
              </table:table-cell>
              <table:table-cell office:value-type="float" office:value="5853">
                <text:p>5853</text:p>
              </table:table-cell>
              <table:table-cell office:value-type="float" office:value="12197">
                <text:p>12197</text:p>
              </table:table-cell>
            </table:table-row>
            <table:table-row>
              <table:table-cell office:value-type="string">
                <text:p>3</text:p>
              </table:table-cell>
              <table:table-cell office:value-type="float" office:value="1000">
                <text:p>1000</text:p>
              </table:table-cell>
              <table:table-cell office:value-type="float" office:value="19162">
                <text:p>19162</text:p>
              </table:table-cell>
              <table:table-cell office:value-type="float" office:value="10669">
                <text:p>10669</text:p>
              </table:table-cell>
              <table:table-cell office:value-type="float" office:value="12805">
                <text:p>12805</text:p>
              </table:table-cell>
              <table:table-cell office:value-type="float" office:value="27402">
                <text:p>27402</text:p>
              </table:table-cell>
            </table:table-row>
            <table:table-row>
              <table:table-cell office:value-type="string">
                <text:p>4</text:p>
              </table:table-cell>
              <table:table-cell office:value-type="float" office:value="2000">
                <text:p>2000</text:p>
              </table:table-cell>
              <table:table-cell office:value-type="float" office:value="42342">
                <text:p>42342</text:p>
              </table:table-cell>
              <table:table-cell office:value-type="float" office:value="23416">
                <text:p>23416</text:p>
              </table:table-cell>
              <table:table-cell office:value-type="float" office:value="28546">
                <text:p>28546</text:p>
              </table:table-cell>
              <table:table-cell office:value-type="float" office:value="60795">
                <text:p>60795</text:p>
              </table:table-cell>
            </table:table-row>
            <table:table-row>
              <table:table-cell office:value-type="string">
                <text:p>5</text:p>
              </table:table-cell>
              <table:table-cell office:value-type="float" office:value="5000">
                <text:p>5000</text:p>
              </table:table-cell>
              <table:table-cell office:value-type="float" office:value="119316">
                <text:p>119316</text:p>
              </table:table-cell>
              <table:table-cell office:value-type="float" office:value="65323">
                <text:p>65323</text:p>
              </table:table-cell>
              <table:table-cell office:value-type="float" office:value="79903">
                <text:p>79903</text:p>
              </table:table-cell>
              <table:table-cell office:value-type="float" office:value="178611">
                <text:p>178611</text:p>
              </table:table-cell>
            </table:table-row>
            <table:table-row>
              <table:table-cell office:value-type="string">
                <text:p>6</text:p>
              </table:table-cell>
              <table:table-cell office:value-type="float" office:value="10000">
                <text:p>10000</text:p>
              </table:table-cell>
              <table:table-cell office:value-type="float" office:value="258170">
                <text:p>258170</text:p>
              </table:table-cell>
              <table:table-cell office:value-type="float" office:value="140412">
                <text:p>140412</text:p>
              </table:table-cell>
              <table:table-cell office:value-type="float" office:value="169435">
                <text:p>169435</text:p>
              </table:table-cell>
              <table:table-cell office:value-type="float" office:value="387386">
                <text:p>387386</text:p>
              </table:table-cell>
            </table:table-row>
            <table:table-row>
              <table:table-cell office:value-type="string">
                <text:p>7</text:p>
              </table:table-cell>
              <table:table-cell office:value-type="float" office:value="20000">
                <text:p>20000</text:p>
              </table:table-cell>
              <table:table-cell office:value-type="float" office:value="556566">
                <text:p>556566</text:p>
              </table:table-cell>
              <table:table-cell office:value-type="float" office:value="300890">
                <text:p>300890</text:p>
              </table:table-cell>
              <table:table-cell office:value-type="float" office:value="368023">
                <text:p>368023</text:p>
              </table:table-cell>
              <table:table-cell office:value-type="float" office:value="834293">
                <text:p>834293</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211cm" svg:y="0.312cm" chart:style-name="ch2">
          <text:p>Duplicate Exchanges vs N</text:p>
        </chart:title>
        <chart:legend chart:legend-position="end" svg:x="13.697cm" svg:y="3.371cm" style:legend-expansion="high" chart:style-name="ch3"/>
        <chart:plot-area chart:style-name="ch4" chart:data-source-has-labels="both" svg:x="1.327cm" svg:y="1.267cm" svg:width="12.054cm" svg:height="6.41cm">
          <chart:coordinate-region svg:x="2.689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5.336cm" chart:style-name="ch8">
              <text:p>Exchang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500">
                <text:p>500</text:p>
              </table:table-cell>
              <table:table-cell office:value-type="float" office:value="4032">
                <text:p>4032</text:p>
              </table:table-cell>
              <table:table-cell office:value-type="float" office:value="3842">
                <text:p>3842</text:p>
              </table:table-cell>
              <table:table-cell office:value-type="float" office:value="2651">
                <text:p>2651</text:p>
              </table:table-cell>
              <table:table-cell office:value-type="float" office:value="3608">
                <text:p>3608</text:p>
              </table:table-cell>
            </table:table-row>
            <table:table-row>
              <table:table-cell office:value-type="string">
                <text:p>3</text:p>
              </table:table-cell>
              <table:table-cell office:value-type="float" office:value="1000">
                <text:p>1000</text:p>
              </table:table-cell>
              <table:table-cell office:value-type="float" office:value="9081">
                <text:p>9081</text:p>
              </table:table-cell>
              <table:table-cell office:value-type="float" office:value="8670">
                <text:p>8670</text:p>
              </table:table-cell>
              <table:table-cell office:value-type="float" office:value="5865">
                <text:p>5865</text:p>
              </table:table-cell>
              <table:table-cell office:value-type="float" office:value="8205">
                <text:p>8205</text:p>
              </table:table-cell>
            </table:table-row>
            <table:table-row>
              <table:table-cell office:value-type="string">
                <text:p>4</text:p>
              </table:table-cell>
              <table:table-cell office:value-type="float" office:value="2000">
                <text:p>2000</text:p>
              </table:table-cell>
              <table:table-cell office:value-type="float" office:value="20171">
                <text:p>20171</text:p>
              </table:table-cell>
              <table:table-cell office:value-type="float" office:value="19417">
                <text:p>19417</text:p>
              </table:table-cell>
              <table:table-cell office:value-type="float" office:value="13085">
                <text:p>13085</text:p>
              </table:table-cell>
              <table:table-cell office:value-type="float" office:value="18418">
                <text:p>18418</text:p>
              </table:table-cell>
            </table:table-row>
            <table:table-row>
              <table:table-cell office:value-type="string">
                <text:p>5</text:p>
              </table:table-cell>
              <table:table-cell office:value-type="float" office:value="5000">
                <text:p>5000</text:p>
              </table:table-cell>
              <table:table-cell office:value-type="float" office:value="57158">
                <text:p>57158</text:p>
              </table:table-cell>
              <table:table-cell office:value-type="float" office:value="55324">
                <text:p>55324</text:p>
              </table:table-cell>
              <table:table-cell office:value-type="float" office:value="36914">
                <text:p>36914</text:p>
              </table:table-cell>
              <table:table-cell office:value-type="float" office:value="54314">
                <text:p>54314</text:p>
              </table:table-cell>
            </table:table-row>
            <table:table-row>
              <table:table-cell office:value-type="string">
                <text:p>6</text:p>
              </table:table-cell>
              <table:table-cell office:value-type="float" office:value="10000">
                <text:p>10000</text:p>
              </table:table-cell>
              <table:table-cell office:value-type="float" office:value="124085">
                <text:p>124085</text:p>
              </table:table-cell>
              <table:table-cell office:value-type="float" office:value="120413">
                <text:p>120413</text:p>
              </table:table-cell>
              <table:table-cell office:value-type="float" office:value="79368">
                <text:p>79368</text:p>
              </table:table-cell>
              <table:table-cell office:value-type="float" office:value="118739">
                <text:p>118739</text:p>
              </table:table-cell>
            </table:table-row>
            <table:table-row>
              <table:table-cell office:value-type="string">
                <text:p>7</text:p>
              </table:table-cell>
              <table:table-cell office:value-type="float" office:value="20000">
                <text:p>20000</text:p>
              </table:table-cell>
              <table:table-cell office:value-type="float" office:value="258283">
                <text:p>258283</text:p>
              </table:table-cell>
              <table:table-cell office:value-type="float" office:value="260891">
                <text:p>260891</text:p>
              </table:table-cell>
              <table:table-cell office:value-type="float" office:value="172551">
                <text:p>172551</text:p>
              </table:table-cell>
              <table:table-cell office:value-type="float" office:value="257205">
                <text:p>257205</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82cm" svg:y="0.312cm" chart:style-name="ch2">
          <text:p>Duplicate Time vs N</text:p>
        </chart:title>
        <chart:legend chart:legend-position="end" svg:x="13.697cm" svg:y="3.371cm" style:legend-expansion="high" chart:style-name="ch3"/>
        <chart:plot-area chart:style-name="ch4" chart:data-source-has-labels="both" svg:x="1.327cm" svg:y="1.267cm" svg:width="12.054cm" svg:height="6.41cm">
          <chart:coordinate-region svg:x="2.504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4.886cm" chart:style-name="ch8">
              <text:p>Time</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500">
                <text:p>500</text:p>
              </table:table-cell>
              <table:table-cell office:value-type="float" office:value="150.626">
                <text:p>150.626</text:p>
              </table:table-cell>
              <table:table-cell office:value-type="float" office:value="139.163">
                <text:p>139.163</text:p>
              </table:table-cell>
              <table:table-cell office:value-type="float" office:value="279.301">
                <text:p>279.301</text:p>
              </table:table-cell>
              <table:table-cell office:value-type="float" office:value="1569.704">
                <text:p>1569.704</text:p>
              </table:table-cell>
            </table:table-row>
            <table:table-row>
              <table:table-cell office:value-type="string">
                <text:p>3</text:p>
              </table:table-cell>
              <table:table-cell office:value-type="float" office:value="1000">
                <text:p>1000</text:p>
              </table:table-cell>
              <table:table-cell office:value-type="float" office:value="5064.574">
                <text:p>5064.574</text:p>
              </table:table-cell>
              <table:table-cell office:value-type="float" office:value="3540.446">
                <text:p>3540.446</text:p>
              </table:table-cell>
              <table:table-cell office:value-type="float" office:value="4683.061">
                <text:p>4683.061</text:p>
              </table:table-cell>
              <table:table-cell office:value-type="float" office:value="4979.612">
                <text:p>4979.612</text:p>
              </table:table-cell>
            </table:table-row>
            <table:table-row>
              <table:table-cell office:value-type="string">
                <text:p>4</text:p>
              </table:table-cell>
              <table:table-cell office:value-type="float" office:value="2000">
                <text:p>2000</text:p>
              </table:table-cell>
              <table:table-cell office:value-type="float" office:value="690.027">
                <text:p>690.027</text:p>
              </table:table-cell>
              <table:table-cell office:value-type="float" office:value="693.526">
                <text:p>693.526</text:p>
              </table:table-cell>
              <table:table-cell office:value-type="float" office:value="3708.909">
                <text:p>3708.909</text:p>
              </table:table-cell>
              <table:table-cell office:value-type="float" office:value="4339.11">
                <text:p>4339.11</text:p>
              </table:table-cell>
            </table:table-row>
            <table:table-row>
              <table:table-cell office:value-type="string">
                <text:p>5</text:p>
              </table:table-cell>
              <table:table-cell office:value-type="float" office:value="5000">
                <text:p>5000</text:p>
              </table:table-cell>
              <table:table-cell office:value-type="float" office:value="1725.028">
                <text:p>1725.028</text:p>
              </table:table-cell>
              <table:table-cell office:value-type="float" office:value="1703.317">
                <text:p>1703.317</text:p>
              </table:table-cell>
              <table:table-cell office:value-type="float" office:value="2243.792">
                <text:p>2243.792</text:p>
              </table:table-cell>
              <table:table-cell office:value-type="float" office:value="10301.186">
                <text:p>10301.186</text:p>
              </table:table-cell>
            </table:table-row>
            <table:table-row>
              <table:table-cell office:value-type="string">
                <text:p>6</text:p>
              </table:table-cell>
              <table:table-cell office:value-type="float" office:value="10000">
                <text:p>10000</text:p>
              </table:table-cell>
              <table:table-cell office:value-type="float" office:value="7052.867">
                <text:p>7052.867</text:p>
              </table:table-cell>
              <table:table-cell office:value-type="float" office:value="3658.059">
                <text:p>3658.059</text:p>
              </table:table-cell>
              <table:table-cell office:value-type="float" office:value="4541.173">
                <text:p>4541.173</text:p>
              </table:table-cell>
              <table:table-cell office:value-type="float" office:value="46758.473">
                <text:p>46758.473</text:p>
              </table:table-cell>
            </table:table-row>
            <table:table-row>
              <table:table-cell office:value-type="string">
                <text:p>7</text:p>
              </table:table-cell>
              <table:table-cell office:value-type="float" office:value="20000">
                <text:p>20000</text:p>
              </table:table-cell>
              <table:table-cell office:value-type="float" office:value="14787.773">
                <text:p>14787.773</text:p>
              </table:table-cell>
              <table:table-cell office:value-type="float" office:value="9909.211">
                <text:p>9909.211</text:p>
              </table:table-cell>
              <table:table-cell office:value-type="float" office:value="11581.303">
                <text:p>11581.303</text:p>
              </table:table-cell>
              <table:table-cell office:value-type="float" office:value="95883.578">
                <text:p>95883.578</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317cm" svg:y="0.312cm" chart:style-name="ch2">
          <text:p>Random Exchanges vs N</text:p>
        </chart:title>
        <chart:legend chart:legend-position="end" svg:x="13.697cm" svg:y="3.371cm" style:legend-expansion="high" chart:style-name="ch3"/>
        <chart:plot-area chart:style-name="ch4" chart:data-source-has-labels="both" svg:x="1.327cm" svg:y="1.267cm" svg:width="12.054cm" svg:height="6.41cm">
          <chart:coordinate-region svg:x="2.689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5.336cm" chart:style-name="ch8">
              <text:p>Exchang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565">
                <text:p>565</text:p>
              </table:table-cell>
              <table:table-cell office:value-type="float" office:value="477">
                <text:p>477</text:p>
              </table:table-cell>
              <table:table-cell office:value-type="float" office:value="361">
                <text:p>361</text:p>
              </table:table-cell>
              <table:table-cell office:value-type="float" office:value="362">
                <text:p>362</text:p>
              </table:table-cell>
            </table:table-row>
            <table:table-row>
              <table:table-cell office:value-type="string">
                <text:p>2</text:p>
              </table:table-cell>
              <table:table-cell office:value-type="float" office:value="500">
                <text:p>500</text:p>
              </table:table-cell>
              <table:table-cell office:value-type="float" office:value="4047">
                <text:p>4047</text:p>
              </table:table-cell>
              <table:table-cell office:value-type="float" office:value="3854">
                <text:p>3854</text:p>
              </table:table-cell>
              <table:table-cell office:value-type="float" office:value="2645">
                <text:p>2645</text:p>
              </table:table-cell>
              <table:table-cell office:value-type="float" office:value="3588">
                <text:p>3588</text:p>
              </table:table-cell>
            </table:table-row>
            <table:table-row>
              <table:table-cell office:value-type="string">
                <text:p>3</text:p>
              </table:table-cell>
              <table:table-cell office:value-type="float" office:value="1000">
                <text:p>1000</text:p>
              </table:table-cell>
              <table:table-cell office:value-type="float" office:value="9036">
                <text:p>9036</text:p>
              </table:table-cell>
              <table:table-cell office:value-type="float" office:value="8705">
                <text:p>8705</text:p>
              </table:table-cell>
              <table:table-cell office:value-type="float" office:value="5868">
                <text:p>5868</text:p>
              </table:table-cell>
              <table:table-cell office:value-type="float" office:value="8211">
                <text:p>8211</text:p>
              </table:table-cell>
            </table:table-row>
            <table:table-row>
              <table:table-cell office:value-type="string">
                <text:p>4</text:p>
              </table:table-cell>
              <table:table-cell office:value-type="float" office:value="2000">
                <text:p>2000</text:p>
              </table:table-cell>
              <table:table-cell office:value-type="float" office:value="20188">
                <text:p>20188</text:p>
              </table:table-cell>
              <table:table-cell office:value-type="float" office:value="19436">
                <text:p>19436</text:p>
              </table:table-cell>
              <table:table-cell office:value-type="float" office:value="13099">
                <text:p>13099</text:p>
              </table:table-cell>
              <table:table-cell office:value-type="float" office:value="18457">
                <text:p>18457</text:p>
              </table:table-cell>
            </table:table-row>
            <table:table-row>
              <table:table-cell office:value-type="string">
                <text:p>5</text:p>
              </table:table-cell>
              <table:table-cell office:value-type="float" office:value="5000">
                <text:p>5000</text:p>
              </table:table-cell>
              <table:table-cell office:value-type="float" office:value="57145">
                <text:p>57145</text:p>
              </table:table-cell>
              <table:table-cell office:value-type="float" office:value="55160">
                <text:p>55160</text:p>
              </table:table-cell>
              <table:table-cell office:value-type="float" office:value="36933">
                <text:p>36933</text:p>
              </table:table-cell>
              <table:table-cell office:value-type="float" office:value="54313">
                <text:p>54313</text:p>
              </table:table-cell>
            </table:table-row>
            <table:table-row>
              <table:table-cell office:value-type="string">
                <text:p>6</text:p>
              </table:table-cell>
              <table:table-cell office:value-type="float" office:value="10000">
                <text:p>10000</text:p>
              </table:table-cell>
              <table:table-cell office:value-type="float" office:value="124088">
                <text:p>124088</text:p>
              </table:table-cell>
              <table:table-cell office:value-type="float" office:value="120483">
                <text:p>120483</text:p>
              </table:table-cell>
              <table:table-cell office:value-type="float" office:value="79376">
                <text:p>79376</text:p>
              </table:table-cell>
              <table:table-cell office:value-type="float" office:value="118867">
                <text:p>118867</text:p>
              </table:table-cell>
            </table:table-row>
            <table:table-row>
              <table:table-cell office:value-type="string">
                <text:p>7</text:p>
              </table:table-cell>
              <table:table-cell office:value-type="float" office:value="20000">
                <text:p>20000</text:p>
              </table:table-cell>
              <table:table-cell office:value-type="float" office:value="268451">
                <text:p>268451</text:p>
              </table:table-cell>
              <table:table-cell office:value-type="float" office:value="260994">
                <text:p>260994</text:p>
              </table:table-cell>
              <table:table-cell office:value-type="float" office:value="172693">
                <text:p>172693</text:p>
              </table:table-cell>
              <table:table-cell office:value-type="float" office:value="257376">
                <text:p>25737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926cm" svg:y="0.312cm" chart:style-name="ch2">
          <text:p>Random Time vs N</text:p>
        </chart:title>
        <chart:legend chart:legend-position="end" svg:x="13.697cm" svg:y="3.371cm" style:legend-expansion="high" chart:style-name="ch3"/>
        <chart:plot-area chart:style-name="ch4" chart:data-source-has-labels="both" svg:x="1.327cm" svg:y="1.267cm" svg:width="12.054cm" svg:height="6.41cm">
          <chart:coordinate-region svg:x="2.504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4.886cm" chart:style-name="ch8">
              <text:p>Time</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30.45">
                <text:p>30.45</text:p>
              </table:table-cell>
              <table:table-cell office:value-type="float" office:value="25.088">
                <text:p>25.088</text:p>
              </table:table-cell>
              <table:table-cell office:value-type="float" office:value="50.562">
                <text:p>50.562</text:p>
              </table:table-cell>
              <table:table-cell office:value-type="float" office:value="151.325">
                <text:p>151.325</text:p>
              </table:table-cell>
            </table:table-row>
            <table:table-row>
              <table:table-cell office:value-type="string">
                <text:p>2</text:p>
              </table:table-cell>
              <table:table-cell office:value-type="float" office:value="500">
                <text:p>500</text:p>
              </table:table-cell>
              <table:table-cell office:value-type="float" office:value="151">
                <text:p>151</text:p>
              </table:table-cell>
              <table:table-cell office:value-type="float" office:value="139.9">
                <text:p>139.9</text:p>
              </table:table-cell>
              <table:table-cell office:value-type="float" office:value="149.3">
                <text:p>149.3</text:p>
              </table:table-cell>
              <table:table-cell office:value-type="float" office:value="1305.952">
                <text:p>1305.952</text:p>
              </table:table-cell>
            </table:table-row>
            <table:table-row>
              <table:table-cell office:value-type="string">
                <text:p>3</text:p>
              </table:table-cell>
              <table:table-cell office:value-type="float" office:value="1000">
                <text:p>1000</text:p>
              </table:table-cell>
              <table:table-cell office:value-type="float" office:value="3192.705">
                <text:p>3192.705</text:p>
              </table:table-cell>
              <table:table-cell office:value-type="float" office:value="4920.632">
                <text:p>4920.632</text:p>
              </table:table-cell>
              <table:table-cell office:value-type="float" office:value="6362.509">
                <text:p>6362.509</text:p>
              </table:table-cell>
              <table:table-cell office:value-type="float" office:value="5038.082">
                <text:p>5038.082</text:p>
              </table:table-cell>
            </table:table-row>
            <table:table-row>
              <table:table-cell office:value-type="string">
                <text:p>4</text:p>
              </table:table-cell>
              <table:table-cell office:value-type="float" office:value="2000">
                <text:p>2000</text:p>
              </table:table-cell>
              <table:table-cell office:value-type="float" office:value="672.139">
                <text:p>672.139</text:p>
              </table:table-cell>
              <table:table-cell office:value-type="float" office:value="2123.34">
                <text:p>2123.34</text:p>
              </table:table-cell>
              <table:table-cell office:value-type="float" office:value="5045.77">
                <text:p>5045.77</text:p>
              </table:table-cell>
              <table:table-cell office:value-type="float" office:value="4522.581">
                <text:p>4522.581</text:p>
              </table:table-cell>
            </table:table-row>
            <table:table-row>
              <table:table-cell office:value-type="string">
                <text:p>5</text:p>
              </table:table-cell>
              <table:table-cell office:value-type="float" office:value="5000">
                <text:p>5000</text:p>
              </table:table-cell>
              <table:table-cell office:value-type="float" office:value="1762.353">
                <text:p>1762.353</text:p>
              </table:table-cell>
              <table:table-cell office:value-type="float" office:value="1724.265">
                <text:p>1724.265</text:p>
              </table:table-cell>
              <table:table-cell office:value-type="float" office:value="2229.991">
                <text:p>2229.991</text:p>
              </table:table-cell>
              <table:table-cell office:value-type="float" office:value="10770.491">
                <text:p>10770.491</text:p>
              </table:table-cell>
            </table:table-row>
            <table:table-row>
              <table:table-cell office:value-type="string">
                <text:p>6</text:p>
              </table:table-cell>
              <table:table-cell office:value-type="float" office:value="10000">
                <text:p>10000</text:p>
              </table:table-cell>
              <table:table-cell office:value-type="float" office:value="3656.518">
                <text:p>3656.518</text:p>
              </table:table-cell>
              <table:table-cell office:value-type="float" office:value="3701.005">
                <text:p>3701.005</text:p>
              </table:table-cell>
              <table:table-cell office:value-type="float" office:value="5454.608">
                <text:p>5454.608</text:p>
              </table:table-cell>
              <table:table-cell office:value-type="float" office:value="32535.084">
                <text:p>32535.084</text:p>
              </table:table-cell>
            </table:table-row>
            <table:table-row>
              <table:table-cell office:value-type="string">
                <text:p>7</text:p>
              </table:table-cell>
              <table:table-cell office:value-type="float" office:value="20000">
                <text:p>20000</text:p>
              </table:table-cell>
              <table:table-cell office:value-type="float" office:value="15809.06">
                <text:p>15809.06</text:p>
              </table:table-cell>
              <table:table-cell office:value-type="float" office:value="9336.538">
                <text:p>9336.538</text:p>
              </table:table-cell>
              <table:table-cell office:value-type="float" office:value="19278.078">
                <text:p>19278.078</text:p>
              </table:table-cell>
              <table:table-cell office:value-type="float" office:value="128594.336">
                <text:p>128594.33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3cm" svg:height="8.829cm" xlink:href="." xlink:type="simple" chart:class="chart:scatter" chart:style-name="ch1">
        <chart:title svg:x="5.186cm" svg:y="0.312cm" chart:style-name="ch2">
          <text:p>Ascending Compares vs N</text:p>
        </chart:title>
        <chart:legend chart:legend-position="end" svg:x="13.699cm" svg:y="3.368cm" style:legend-expansion="high" chart:style-name="ch3"/>
        <chart:plot-area chart:style-name="ch4" chart:data-source-has-labels="both" svg:x="1.327cm" svg:y="1.267cm" svg:width="12.056cm" svg:height="6.405cm">
          <chart:coordinate-region svg:x="2.689cm" svg:y="1.466cm" svg:width="10.229cm" svg:height="5.559cm"/>
          <chart:axis chart:dimension="x" chart:name="primary-x" chart:style-name="ch5" chartooo:axis-type="auto">
            <chart:title svg:x="7.179cm" svg:y="7.848cm" chart:style-name="ch6">
              <text:p>N</text:p>
            </chart:title>
            <chart:categories table:cell-range-address="local-table.$A$2:.$A$8"/>
          </chart:axis>
          <chart:axis chart:dimension="y" chart:name="primary-y" chart:style-name="ch7">
            <chart:title svg:x="0.451cm" svg:y="5.28cm" chart:style-name="ch8">
              <text:p>Compar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590">
                <text:p>590</text:p>
              </table:table-cell>
              <table:table-cell office:value-type="float" office:value="252">
                <text:p>252</text:p>
              </table:table-cell>
              <table:table-cell office:value-type="float" office:value="280">
                <text:p>280</text:p>
              </table:table-cell>
              <table:table-cell office:value-type="float" office:value="51">
                <text:p>51</text:p>
              </table:table-cell>
            </table:table-row>
            <table:table-row>
              <table:table-cell office:value-type="string">
                <text:p>2</text:p>
              </table:table-cell>
              <table:table-cell office:value-type="float" office:value="500">
                <text:p>500</text:p>
              </table:table-cell>
              <table:table-cell office:value-type="float" office:value="9208">
                <text:p>9208</text:p>
              </table:table-cell>
              <table:table-cell office:value-type="float" office:value="3271">
                <text:p>3271</text:p>
              </table:table-cell>
              <table:table-cell office:value-type="float" office:value="3925">
                <text:p>3925</text:p>
              </table:table-cell>
              <table:table-cell office:value-type="float" office:value="501">
                <text:p>501</text:p>
              </table:table-cell>
            </table:table-row>
            <table:table-row>
              <table:table-cell office:value-type="string">
                <text:p>3</text:p>
              </table:table-cell>
              <table:table-cell office:value-type="float" office:value="1000">
                <text:p>1000</text:p>
              </table:table-cell>
              <table:table-cell office:value-type="float" office:value="20416">
                <text:p>20416</text:p>
              </table:table-cell>
              <table:table-cell office:value-type="float" office:value="7043">
                <text:p>7043</text:p>
              </table:table-cell>
              <table:table-cell office:value-type="float" office:value="8234">
                <text:p>8234</text:p>
              </table:table-cell>
              <table:table-cell office:value-type="float" office:value="1001">
                <text:p>1001</text:p>
              </table:table-cell>
            </table:table-row>
            <table:table-row>
              <table:table-cell office:value-type="string">
                <text:p>4</text:p>
              </table:table-cell>
              <table:table-cell office:value-type="float" office:value="2000">
                <text:p>2000</text:p>
              </table:table-cell>
              <table:table-cell office:value-type="float" office:value="44600">
                <text:p>44600</text:p>
              </table:table-cell>
              <table:table-cell office:value-type="float" office:value="15087">
                <text:p>15087</text:p>
              </table:table-cell>
              <table:table-cell office:value-type="float" office:value="18080">
                <text:p>18080</text:p>
              </table:table-cell>
              <table:table-cell office:value-type="float" office:value="2001">
                <text:p>2001</text:p>
              </table:table-cell>
            </table:table-row>
            <table:table-row>
              <table:table-cell office:value-type="string">
                <text:p>5</text:p>
              </table:table-cell>
              <table:table-cell office:value-type="float" office:value="5000">
                <text:p>5000</text:p>
              </table:table-cell>
              <table:table-cell office:value-type="float" office:value="126864">
                <text:p>126864</text:p>
              </table:table-cell>
              <table:table-cell office:value-type="float" office:value="42003">
                <text:p>42003</text:p>
              </table:table-cell>
              <table:table-cell office:value-type="float" office:value="49609">
                <text:p>49609</text:p>
              </table:table-cell>
              <table:table-cell office:value-type="float" office:value="5001">
                <text:p>5001</text:p>
              </table:table-cell>
            </table:table-row>
            <table:table-row>
              <table:table-cell office:value-type="string">
                <text:p>6</text:p>
              </table:table-cell>
              <table:table-cell office:value-type="float" office:value="10000">
                <text:p>10000</text:p>
              </table:table-cell>
              <table:table-cell office:value-type="float" office:value="273912">
                <text:p>273912</text:p>
              </table:table-cell>
              <table:table-cell office:value-type="float" office:value="89007">
                <text:p>89007</text:p>
              </table:table-cell>
              <table:table-cell office:value-type="float" office:value="102282">
                <text:p>102282</text:p>
              </table:table-cell>
              <table:table-cell office:value-type="float" office:value="10001">
                <text:p>10001</text:p>
              </table:table-cell>
            </table:table-row>
            <table:table-row>
              <table:table-cell office:value-type="string">
                <text:p>7</text:p>
              </table:table-cell>
              <table:table-cell office:value-type="float" office:value="20000">
                <text:p>20000</text:p>
              </table:table-cell>
              <table:table-cell office:value-type="float" office:value="585756">
                <text:p>585756</text:p>
              </table:table-cell>
              <table:table-cell office:value-type="float" office:value="188015">
                <text:p>188015</text:p>
              </table:table-cell>
              <table:table-cell office:value-type="float" office:value="222779">
                <text:p>222779</text:p>
              </table:table-cell>
              <table:table-cell office:value-type="float" office:value="20001">
                <text:p>2000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106cm" svg:y="0.312cm" chart:style-name="ch2">
          <text:p>Ascending Exchanges vs N</text:p>
        </chart:title>
        <chart:legend chart:legend-position="end" svg:x="13.697cm" svg:y="3.371cm" style:legend-expansion="high" chart:style-name="ch3"/>
        <chart:plot-area chart:style-name="ch4" chart:data-source-has-labels="both" svg:x="1.327cm" svg:y="1.267cm" svg:width="12.054cm" svg:height="6.41cm">
          <chart:coordinate-region svg:x="2.689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5.336cm" chart:style-name="ch8">
              <text:p>Exchang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270">
                <text:p>270</text:p>
              </table:table-cell>
              <table:table-cell office:value-type="float" office:value="153">
                <text:p>153</text:p>
              </table:table-cell>
              <table:table-cell office:value-type="float" office:value="126">
                <text:p>126</text:p>
              </table:table-cell>
              <table:table-cell office:value-type="float" office:value="0">
                <text:p>0</text:p>
              </table:table-cell>
            </table:table-row>
            <table:table-row>
              <table:table-cell office:value-type="string">
                <text:p>2</text:p>
              </table:table-cell>
              <table:table-cell office:value-type="float" office:value="500">
                <text:p>500</text:p>
              </table:table-cell>
              <table:table-cell office:value-type="float" office:value="4354">
                <text:p>4354</text:p>
              </table:table-cell>
              <table:table-cell office:value-type="float" office:value="2272">
                <text:p>2272</text:p>
              </table:table-cell>
              <table:table-cell office:value-type="float" office:value="1986">
                <text:p>1986</text:p>
              </table:table-cell>
              <table:table-cell office:value-type="float" office:value="0">
                <text:p>0</text:p>
              </table:table-cell>
            </table:table-row>
            <table:table-row>
              <table:table-cell office:value-type="string">
                <text:p>3</text:p>
              </table:table-cell>
              <table:table-cell office:value-type="float" office:value="1000">
                <text:p>1000</text:p>
              </table:table-cell>
              <table:table-cell office:value-type="float" office:value="9708">
                <text:p>9708</text:p>
              </table:table-cell>
              <table:table-cell office:value-type="float" office:value="5044">
                <text:p>5044</text:p>
              </table:table-cell>
              <table:table-cell office:value-type="float" office:value="4352">
                <text:p>4352</text:p>
              </table:table-cell>
              <table:table-cell office:value-type="float" office:value="0">
                <text:p>0</text:p>
              </table:table-cell>
            </table:table-row>
            <table:table-row>
              <table:table-cell office:value-type="string">
                <text:p>4</text:p>
              </table:table-cell>
              <table:table-cell office:value-type="float" office:value="2000">
                <text:p>2000</text:p>
              </table:table-cell>
              <table:table-cell office:value-type="float" office:value="21300">
                <text:p>21300</text:p>
              </table:table-cell>
              <table:table-cell office:value-type="float" office:value="11088">
                <text:p>11088</text:p>
              </table:table-cell>
              <table:table-cell office:value-type="float" office:value="9476">
                <text:p>9476</text:p>
              </table:table-cell>
              <table:table-cell office:value-type="float" office:value="0">
                <text:p>0</text:p>
              </table:table-cell>
            </table:table-row>
            <table:table-row>
              <table:table-cell office:value-type="string">
                <text:p>5</text:p>
              </table:table-cell>
              <table:table-cell office:value-type="float" office:value="5000">
                <text:p>5000</text:p>
              </table:table-cell>
              <table:table-cell office:value-type="float" office:value="60932">
                <text:p>60932</text:p>
              </table:table-cell>
              <table:table-cell office:value-type="float" office:value="32004">
                <text:p>32004</text:p>
              </table:table-cell>
              <table:table-cell office:value-type="float" office:value="26562">
                <text:p>26562</text:p>
              </table:table-cell>
              <table:table-cell office:value-type="float" office:value="0">
                <text:p>0</text:p>
              </table:table-cell>
            </table:table-row>
            <table:table-row>
              <table:table-cell office:value-type="string">
                <text:p>6</text:p>
              </table:table-cell>
              <table:table-cell office:value-type="float" office:value="10000">
                <text:p>10000</text:p>
              </table:table-cell>
              <table:table-cell office:value-type="float" office:value="131956">
                <text:p>131956</text:p>
              </table:table-cell>
              <table:table-cell office:value-type="float" office:value="69008">
                <text:p>69008</text:p>
              </table:table-cell>
              <table:table-cell office:value-type="float" office:value="56989">
                <text:p>56989</text:p>
              </table:table-cell>
              <table:table-cell office:value-type="float" office:value="0">
                <text:p>0</text:p>
              </table:table-cell>
            </table:table-row>
            <table:table-row>
              <table:table-cell office:value-type="string">
                <text:p>7</text:p>
              </table:table-cell>
              <table:table-cell office:value-type="float" office:value="20000">
                <text:p>20000</text:p>
              </table:table-cell>
              <table:table-cell office:value-type="float" office:value="282878">
                <text:p>282878</text:p>
              </table:table-cell>
              <table:table-cell office:value-type="float" office:value="148016">
                <text:p>148016</text:p>
              </table:table-cell>
              <table:table-cell office:value-type="float" office:value="123652">
                <text:p>123652</text:p>
              </table:table-cell>
              <table:table-cell office:value-type="float" office:value="0">
                <text:p>0</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714cm" svg:y="0.312cm" chart:style-name="ch2">
          <text:p>Ascending Time vs N</text:p>
        </chart:title>
        <chart:legend chart:legend-position="end" svg:x="13.697cm" svg:y="3.371cm" style:legend-expansion="high" chart:style-name="ch3"/>
        <chart:plot-area chart:style-name="ch4" chart:data-source-has-labels="both" svg:x="1.327cm" svg:y="1.267cm" svg:width="12.054cm" svg:height="6.41cm">
          <chart:coordinate-region svg:x="2.319cm" svg:y="1.466cm" svg:width="10.412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4.886cm" chart:style-name="ch8">
              <text:p>Time</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17.313">
                <text:p>17.313</text:p>
              </table:table-cell>
              <table:table-cell office:value-type="float" office:value="12.437">
                <text:p>12.437</text:p>
              </table:table-cell>
              <table:table-cell office:value-type="float" office:value="21.026">
                <text:p>21.026</text:p>
              </table:table-cell>
              <table:table-cell office:value-type="float" office:value="10.138">
                <text:p>10.138</text:p>
              </table:table-cell>
            </table:table-row>
            <table:table-row>
              <table:table-cell office:value-type="string">
                <text:p>2</text:p>
              </table:table-cell>
              <table:table-cell office:value-type="float" office:value="500">
                <text:p>500</text:p>
              </table:table-cell>
              <table:table-cell office:value-type="float" office:value="150.388">
                <text:p>150.388</text:p>
              </table:table-cell>
              <table:table-cell office:value-type="float" office:value="126.35">
                <text:p>126.35</text:p>
              </table:table-cell>
              <table:table-cell office:value-type="float" office:value="165.538">
                <text:p>165.538</text:p>
              </table:table-cell>
              <table:table-cell office:value-type="float" office:value="98.026">
                <text:p>98.026</text:p>
              </table:table-cell>
            </table:table-row>
            <table:table-row>
              <table:table-cell office:value-type="string">
                <text:p>3</text:p>
              </table:table-cell>
              <table:table-cell office:value-type="float" office:value="1000">
                <text:p>1000</text:p>
              </table:table-cell>
              <table:table-cell office:value-type="float" office:value="3715.912">
                <text:p>3715.912</text:p>
              </table:table-cell>
              <table:table-cell office:value-type="float" office:value="3202.435">
                <text:p>3202.435</text:p>
              </table:table-cell>
              <table:table-cell office:value-type="float" office:value="4572.152">
                <text:p>4572.152</text:p>
              </table:table-cell>
              <table:table-cell office:value-type="float" office:value="371.402">
                <text:p>371.402</text:p>
              </table:table-cell>
            </table:table-row>
            <table:table-row>
              <table:table-cell office:value-type="string">
                <text:p>4</text:p>
              </table:table-cell>
              <table:table-cell office:value-type="float" office:value="2000">
                <text:p>2000</text:p>
              </table:table-cell>
              <table:table-cell office:value-type="float" office:value="720.74">
                <text:p>720.74</text:p>
              </table:table-cell>
              <table:table-cell office:value-type="float" office:value="583.502">
                <text:p>583.502</text:p>
              </table:table-cell>
              <table:table-cell office:value-type="float" office:value="3791.987">
                <text:p>3791.987</text:p>
              </table:table-cell>
              <table:table-cell office:value-type="float" office:value="340.502">
                <text:p>340.502</text:p>
              </table:table-cell>
            </table:table-row>
            <table:table-row>
              <table:table-cell office:value-type="string">
                <text:p>5</text:p>
              </table:table-cell>
              <table:table-cell office:value-type="float" office:value="5000">
                <text:p>5000</text:p>
              </table:table-cell>
              <table:table-cell office:value-type="float" office:value="1722.18">
                <text:p>1722.18</text:p>
              </table:table-cell>
              <table:table-cell office:value-type="float" office:value="1373.254">
                <text:p>1373.254</text:p>
              </table:table-cell>
              <table:table-cell office:value-type="float" office:value="1664.706">
                <text:p>1664.706</text:p>
              </table:table-cell>
              <table:table-cell office:value-type="float" office:value="918.103">
                <text:p>918.103</text:p>
              </table:table-cell>
            </table:table-row>
            <table:table-row>
              <table:table-cell office:value-type="string">
                <text:p>6</text:p>
              </table:table-cell>
              <table:table-cell office:value-type="float" office:value="10000">
                <text:p>10000</text:p>
              </table:table-cell>
              <table:table-cell office:value-type="float" office:value="4179.176">
                <text:p>4179.176</text:p>
              </table:table-cell>
              <table:table-cell office:value-type="float" office:value="2925.521">
                <text:p>2925.521</text:p>
              </table:table-cell>
              <table:table-cell office:value-type="float" office:value="3266.447">
                <text:p>3266.447</text:p>
              </table:table-cell>
              <table:table-cell office:value-type="float" office:value="1307.154">
                <text:p>1307.154</text:p>
              </table:table-cell>
            </table:table-row>
            <table:table-row>
              <table:table-cell office:value-type="string">
                <text:p>7</text:p>
              </table:table-cell>
              <table:table-cell office:value-type="float" office:value="20000">
                <text:p>20000</text:p>
              </table:table-cell>
              <table:table-cell office:value-type="float" office:value="15608.75">
                <text:p>15608.75</text:p>
              </table:table-cell>
              <table:table-cell office:value-type="float" office:value="7524.511">
                <text:p>7524.511</text:p>
              </table:table-cell>
              <table:table-cell office:value-type="float" office:value="16035.239">
                <text:p>16035.239</text:p>
              </table:table-cell>
              <table:table-cell office:value-type="float" office:value="2719.884">
                <text:p>2719.88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3cm" svg:height="8.829cm" xlink:href="." xlink:type="simple" chart:class="chart:scatter" chart:style-name="ch1">
        <chart:title svg:x="5.384cm" svg:y="0.312cm" chart:style-name="ch2">
          <text:p>Reverse Compares vs N</text:p>
        </chart:title>
        <chart:legend chart:legend-position="end" svg:x="13.699cm" svg:y="3.368cm" style:legend-expansion="high" chart:style-name="ch3"/>
        <chart:plot-area chart:style-name="ch4" chart:data-source-has-labels="both" svg:x="1.327cm" svg:y="1.267cm" svg:width="12.056cm" svg:height="6.405cm">
          <chart:coordinate-region svg:x="2.689cm" svg:y="1.466cm" svg:width="10.229cm" svg:height="5.559cm"/>
          <chart:axis chart:dimension="x" chart:name="primary-x" chart:style-name="ch5" chartooo:axis-type="auto">
            <chart:title svg:x="7.179cm" svg:y="7.848cm" chart:style-name="ch6">
              <text:p>N</text:p>
            </chart:title>
            <chart:categories table:cell-range-address="local-table.$A$2:.$A$8"/>
          </chart:axis>
          <chart:axis chart:dimension="y" chart:name="primary-y" chart:style-name="ch7">
            <chart:title svg:x="0.451cm" svg:y="5.28cm" chart:style-name="ch8">
              <text:p>Compar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464">
                <text:p>464</text:p>
              </table:table-cell>
              <table:table-cell office:value-type="float" office:value="232">
                <text:p>232</text:p>
              </table:table-cell>
              <table:table-cell office:value-type="float" office:value="289">
                <text:p>289</text:p>
              </table:table-cell>
              <table:table-cell office:value-type="float" office:value="715">
                <text:p>715</text:p>
              </table:table-cell>
            </table:table-row>
            <table:table-row>
              <table:table-cell office:value-type="string">
                <text:p>2</text:p>
              </table:table-cell>
              <table:table-cell office:value-type="float" office:value="500">
                <text:p>500</text:p>
              </table:table-cell>
              <table:table-cell office:value-type="float" office:value="7852">
                <text:p>7852</text:p>
              </table:table-cell>
              <table:table-cell office:value-type="float" office:value="3215">
                <text:p>3215</text:p>
              </table:table-cell>
              <table:table-cell office:value-type="float" office:value="3927">
                <text:p>3927</text:p>
              </table:table-cell>
              <table:table-cell office:value-type="float" office:value="10426">
                <text:p>10426</text:p>
              </table:table-cell>
            </table:table-row>
            <table:table-row>
              <table:table-cell office:value-type="string">
                <text:p>3</text:p>
              </table:table-cell>
              <table:table-cell office:value-type="float" office:value="1000">
                <text:p>1000</text:p>
              </table:table-cell>
              <table:table-cell office:value-type="float" office:value="17632">
                <text:p>17632</text:p>
              </table:table-cell>
              <table:table-cell office:value-type="float" office:value="6931">
                <text:p>6931</text:p>
              </table:table-cell>
              <table:table-cell office:value-type="float" office:value="8355">
                <text:p>8355</text:p>
              </table:table-cell>
              <table:table-cell office:value-type="float" office:value="22857">
                <text:p>22857</text:p>
              </table:table-cell>
            </table:table-row>
            <table:table-row>
              <table:table-cell office:value-type="string">
                <text:p>4</text:p>
              </table:table-cell>
              <table:table-cell office:value-type="float" office:value="2000">
                <text:p>2000</text:p>
              </table:table-cell>
              <table:table-cell office:value-type="float" office:value="39416">
                <text:p>39416</text:p>
              </table:table-cell>
              <table:table-cell office:value-type="float" office:value="14863">
                <text:p>14863</text:p>
              </table:table-cell>
              <table:table-cell office:value-type="float" office:value="18460">
                <text:p>18460</text:p>
              </table:table-cell>
              <table:table-cell office:value-type="float" office:value="49720">
                <text:p>49720</text:p>
              </table:table-cell>
            </table:table-row>
            <table:table-row>
              <table:table-cell office:value-type="string">
                <text:p>5</text:p>
              </table:table-cell>
              <table:table-cell office:value-type="float" office:value="5000">
                <text:p>5000</text:p>
              </table:table-cell>
              <table:table-cell office:value-type="float" office:value="111872">
                <text:p>111872</text:p>
              </table:table-cell>
              <table:table-cell office:value-type="float" office:value="39803">
                <text:p>39803</text:p>
              </table:table-cell>
              <table:table-cell office:value-type="float" office:value="50315">
                <text:p>50315</text:p>
              </table:table-cell>
              <table:table-cell office:value-type="float" office:value="139606">
                <text:p>139606</text:p>
              </table:table-cell>
            </table:table-row>
            <table:table-row>
              <table:table-cell office:value-type="string">
                <text:p>6</text:p>
              </table:table-cell>
              <table:table-cell office:value-type="float" office:value="10000">
                <text:p>10000</text:p>
              </table:table-cell>
              <table:table-cell office:value-type="float" office:value="243392">
                <text:p>243392</text:p>
              </table:table-cell>
              <table:table-cell office:value-type="float" office:value="84607">
                <text:p>84607</text:p>
              </table:table-cell>
              <table:table-cell office:value-type="float" office:value="104991">
                <text:p>104991</text:p>
              </table:table-cell>
              <table:table-cell office:value-type="float" office:value="299213">
                <text:p>299213</text:p>
              </table:table-cell>
            </table:table-row>
            <table:table-row>
              <table:table-cell office:value-type="string">
                <text:p>7</text:p>
              </table:table-cell>
              <table:table-cell office:value-type="float" office:value="20000">
                <text:p>20000</text:p>
              </table:table-cell>
              <table:table-cell office:value-type="float" office:value="528668">
                <text:p>528668</text:p>
              </table:table-cell>
              <table:table-cell office:value-type="float" office:value="179215">
                <text:p>179215</text:p>
              </table:table-cell>
              <table:table-cell office:value-type="float" office:value="224097">
                <text:p>224097</text:p>
              </table:table-cell>
              <table:table-cell office:value-type="float" office:value="638428">
                <text:p>63842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304cm" svg:y="0.312cm" chart:style-name="ch2">
          <text:p>Reverse Exchanges vs N</text:p>
        </chart:title>
        <chart:legend chart:legend-position="end" svg:x="13.697cm" svg:y="3.371cm" style:legend-expansion="high" chart:style-name="ch3"/>
        <chart:plot-area chart:style-name="ch4" chart:data-source-has-labels="both" svg:x="1.327cm" svg:y="1.267cm" svg:width="12.054cm" svg:height="6.41cm">
          <chart:coordinate-region svg:x="2.689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5.336cm" chart:style-name="ch8">
              <text:p>Exchang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207">
                <text:p>207</text:p>
              </table:table-cell>
              <table:table-cell office:value-type="float" office:value="133">
                <text:p>133</text:p>
              </table:table-cell>
              <table:table-cell office:value-type="float" office:value="133">
                <text:p>133</text:p>
              </table:table-cell>
              <table:table-cell office:value-type="float" office:value="133">
                <text:p>133</text:p>
              </table:table-cell>
            </table:table-row>
            <table:table-row>
              <table:table-cell office:value-type="string">
                <text:p>2</text:p>
              </table:table-cell>
              <table:table-cell office:value-type="float" office:value="500">
                <text:p>500</text:p>
              </table:table-cell>
              <table:table-cell office:value-type="float" office:value="3676">
                <text:p>3676</text:p>
              </table:table-cell>
              <table:table-cell office:value-type="float" office:value="2216">
                <text:p>2216</text:p>
              </table:table-cell>
              <table:table-cell office:value-type="float" office:value="2021">
                <text:p>2021</text:p>
              </table:table-cell>
              <table:table-cell office:value-type="float" office:value="2216">
                <text:p>2216</text:p>
              </table:table-cell>
            </table:table-row>
            <table:table-row>
              <table:table-cell office:value-type="string">
                <text:p>3</text:p>
              </table:table-cell>
              <table:table-cell office:value-type="float" office:value="1000">
                <text:p>1000</text:p>
              </table:table-cell>
              <table:table-cell office:value-type="float" office:value="8316">
                <text:p>8316</text:p>
              </table:table-cell>
              <table:table-cell office:value-type="float" office:value="4932">
                <text:p>4932</text:p>
              </table:table-cell>
              <table:table-cell office:value-type="float" office:value="4436">
                <text:p>4436</text:p>
              </table:table-cell>
              <table:table-cell office:value-type="float" office:value="4932">
                <text:p>4932</text:p>
              </table:table-cell>
            </table:table-row>
            <table:table-row>
              <table:table-cell office:value-type="string">
                <text:p>4</text:p>
              </table:table-cell>
              <table:table-cell office:value-type="float" office:value="2000">
                <text:p>2000</text:p>
              </table:table-cell>
              <table:table-cell office:value-type="float" office:value="18708">
                <text:p>18708</text:p>
              </table:table-cell>
              <table:table-cell office:value-type="float" office:value="10864">
                <text:p>10864</text:p>
              </table:table-cell>
              <table:table-cell office:value-type="float" office:value="9848">
                <text:p>9848</text:p>
              </table:table-cell>
              <table:table-cell office:value-type="float" office:value="10864">
                <text:p>10864</text:p>
              </table:table-cell>
            </table:table-row>
            <table:table-row>
              <table:table-cell office:value-type="string">
                <text:p>5</text:p>
              </table:table-cell>
              <table:table-cell office:value-type="float" office:value="5000">
                <text:p>5000</text:p>
              </table:table-cell>
              <table:table-cell office:value-type="float" office:value="53436">
                <text:p>53436</text:p>
              </table:table-cell>
              <table:table-cell office:value-type="float" office:value="29804">
                <text:p>29804</text:p>
              </table:table-cell>
              <table:table-cell office:value-type="float" office:value="27345">
                <text:p>27345</text:p>
              </table:table-cell>
              <table:table-cell office:value-type="float" office:value="29804">
                <text:p>29804</text:p>
              </table:table-cell>
            </table:table-row>
            <table:table-row>
              <table:table-cell office:value-type="string">
                <text:p>6</text:p>
              </table:table-cell>
              <table:table-cell office:value-type="float" office:value="10000">
                <text:p>10000</text:p>
              </table:table-cell>
              <table:table-cell office:value-type="float" office:value="116696">
                <text:p>116696</text:p>
              </table:table-cell>
              <table:table-cell office:value-type="float" office:value="64608">
                <text:p>64608</text:p>
              </table:table-cell>
              <table:table-cell office:value-type="float" office:value="58383">
                <text:p>58383</text:p>
              </table:table-cell>
              <table:table-cell office:value-type="float" office:value="64608">
                <text:p>64608</text:p>
              </table:table-cell>
            </table:table-row>
            <table:table-row>
              <table:table-cell office:value-type="string">
                <text:p>7</text:p>
              </table:table-cell>
              <table:table-cell office:value-type="float" office:value="20000">
                <text:p>20000</text:p>
              </table:table-cell>
              <table:table-cell office:value-type="float" office:value="254334">
                <text:p>254334</text:p>
              </table:table-cell>
              <table:table-cell office:value-type="float" office:value="139216">
                <text:p>139216</text:p>
              </table:table-cell>
              <table:table-cell office:value-type="float" office:value="125951">
                <text:p>125951</text:p>
              </table:table-cell>
              <table:table-cell office:value-type="float" office:value="139216">
                <text:p>139216</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913cm" svg:y="0.312cm" chart:style-name="ch2">
          <text:p>Reverse Time vs N</text:p>
        </chart:title>
        <chart:legend chart:legend-position="end" svg:x="13.697cm" svg:y="3.371cm" style:legend-expansion="high" chart:style-name="ch3"/>
        <chart:plot-area chart:style-name="ch4" chart:data-source-has-labels="both" svg:x="1.327cm" svg:y="1.267cm" svg:width="12.054cm" svg:height="6.41cm">
          <chart:coordinate-region svg:x="2.504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4.886cm" chart:style-name="ch8">
              <text:p>Time</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16.825">
                <text:p>16.825</text:p>
              </table:table-cell>
              <table:table-cell office:value-type="float" office:value="12.725">
                <text:p>12.725</text:p>
              </table:table-cell>
              <table:table-cell office:value-type="float" office:value="20.412">
                <text:p>20.412</text:p>
              </table:table-cell>
              <table:table-cell office:value-type="float" office:value="110.05">
                <text:p>110.05</text:p>
              </table:table-cell>
            </table:table-row>
            <table:table-row>
              <table:table-cell office:value-type="string">
                <text:p>2</text:p>
              </table:table-cell>
              <table:table-cell office:value-type="float" office:value="500">
                <text:p>500</text:p>
              </table:table-cell>
              <table:table-cell office:value-type="float" office:value="145.875">
                <text:p>145.875</text:p>
              </table:table-cell>
              <table:table-cell office:value-type="float" office:value="119.013">
                <text:p>119.013</text:p>
              </table:table-cell>
              <table:table-cell office:value-type="float" office:value="163.226">
                <text:p>163.226</text:p>
              </table:table-cell>
              <table:table-cell office:value-type="float" office:value="1519.117">
                <text:p>1519.117</text:p>
              </table:table-cell>
            </table:table-row>
            <table:table-row>
              <table:table-cell office:value-type="string">
                <text:p>3</text:p>
              </table:table-cell>
              <table:table-cell office:value-type="float" office:value="1000">
                <text:p>1000</text:p>
              </table:table-cell>
              <table:table-cell office:value-type="float" office:value="3800.611">
                <text:p>3800.611</text:p>
              </table:table-cell>
              <table:table-cell office:value-type="float" office:value="3167.672">
                <text:p>3167.672</text:p>
              </table:table-cell>
              <table:table-cell office:value-type="float" office:value="4730.214">
                <text:p>4730.214</text:p>
              </table:table-cell>
              <table:table-cell office:value-type="float" office:value="4917.739">
                <text:p>4917.739</text:p>
              </table:table-cell>
            </table:table-row>
            <table:table-row>
              <table:table-cell office:value-type="string">
                <text:p>4</text:p>
              </table:table-cell>
              <table:table-cell office:value-type="float" office:value="2000">
                <text:p>2000</text:p>
              </table:table-cell>
              <table:table-cell office:value-type="float" office:value="705.314">
                <text:p>705.314</text:p>
              </table:table-cell>
              <table:table-cell office:value-type="float" office:value="577.451">
                <text:p>577.451</text:p>
              </table:table-cell>
              <table:table-cell office:value-type="float" office:value="4018.487">
                <text:p>4018.487</text:p>
              </table:table-cell>
              <table:table-cell office:value-type="float" office:value="13748.49">
                <text:p>13748.49</text:p>
              </table:table-cell>
            </table:table-row>
            <table:table-row>
              <table:table-cell office:value-type="string">
                <text:p>5</text:p>
              </table:table-cell>
              <table:table-cell office:value-type="float" office:value="5000">
                <text:p>5000</text:p>
              </table:table-cell>
              <table:table-cell office:value-type="float" office:value="1713.692">
                <text:p>1713.692</text:p>
              </table:table-cell>
              <table:table-cell office:value-type="float" office:value="1470.617">
                <text:p>1470.617</text:p>
              </table:table-cell>
              <table:table-cell office:value-type="float" office:value="1650.18">
                <text:p>1650.18</text:p>
              </table:table-cell>
              <table:table-cell office:value-type="float" office:value="18198.328">
                <text:p>18198.328</text:p>
              </table:table-cell>
            </table:table-row>
            <table:table-row>
              <table:table-cell office:value-type="string">
                <text:p>6</text:p>
              </table:table-cell>
              <table:table-cell office:value-type="float" office:value="10000">
                <text:p>10000</text:p>
              </table:table-cell>
              <table:table-cell office:value-type="float" office:value="3900.961">
                <text:p>3900.961</text:p>
              </table:table-cell>
              <table:table-cell office:value-type="float" office:value="2936.033">
                <text:p>2936.033</text:p>
              </table:table-cell>
              <table:table-cell office:value-type="float" office:value="3359.547">
                <text:p>3359.547</text:p>
              </table:table-cell>
              <table:table-cell office:value-type="float" office:value="40027.645">
                <text:p>40027.645</text:p>
              </table:table-cell>
            </table:table-row>
            <table:table-row>
              <table:table-cell office:value-type="string">
                <text:p>7</text:p>
              </table:table-cell>
              <table:table-cell office:value-type="float" office:value="20000">
                <text:p>20000</text:p>
              </table:table-cell>
              <table:table-cell office:value-type="float" office:value="7315.659">
                <text:p>7315.659</text:p>
              </table:table-cell>
              <table:table-cell office:value-type="float" office:value="13057.489">
                <text:p>13057.489</text:p>
              </table:table-cell>
              <table:table-cell office:value-type="float" office:value="7282.896">
                <text:p>7282.896</text:p>
              </table:table-cell>
              <table:table-cell office:value-type="float" office:value="109791.008">
                <text:p>109791.008</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